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F0000012F5E21EB1741AECE3F.png" manifest:media-type="image/png"/>
  <manifest:file-entry manifest:full-path="Pictures/1000246800001F5A00001F5A46F2CF59AC77E56C.svg" manifest:media-type="image/svg+xml"/>
  <manifest:file-entry manifest:full-path="Pictures/10009DB4000000000000000003D255BB00CBD16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TeXGyreAdventor" svg:font-family="TeXGyreAdventor" style:font-pitch="variable"/>
    <style:font-face style:name="TeXGyreHeros" svg:font-family="TeXGyreHero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greyscale" draw:luminance="100%" draw:contrast="0%" draw:gamma="100%" draw:red="100%" draw:green="10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729fcf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11cm"/>
    </style:style>
    <style:style style:name="P1" style:family="paragraph">
      <style:paragraph-properties>
        <style:tab-stops>
          <style:tab-stop style:position="21.106cm"/>
        </style:tab-stops>
      </style:paragraph-properties>
      <style:text-properties fo:color="#ffffff" style:font-name="DejaVu Serif"/>
    </style:style>
    <style:style style:name="P2" style:family="paragraph">
      <loext:graphic-properties draw:fill="none" draw:fill-color="#ffffff"/>
      <style:paragraph-properties>
        <style:tab-stops>
          <style:tab-stop style:position="21.106cm"/>
        </style:tab-stops>
      </style:paragraph-properties>
      <style:text-properties fo:color="#ffffff" style:font-name="DejaVu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fo:color="#ffffff" style:font-name="DejaVu Serif"/>
    </style:style>
    <style:style style:name="P6" style:family="paragraph">
      <loext:graphic-properties draw:fill="none" draw:fill-color="#ffffff"/>
      <style:text-properties fo:color="#ffffff" style:font-name="DejaVu Serif" fo:font-weight="bold" style:font-weight-asian="bold" style:font-weight-complex="bold"/>
    </style:style>
    <style:style style:name="T1" style:family="text">
      <style:text-properties fo:color="#ffffff" style:text-outline="false" style:font-name="DejaVu Serif" fo:font-size="60pt" fo:font-style="normal" fo:font-weight="bold" style:font-size-asian="60pt" style:font-weight-asian="bold" style:font-size-complex="60pt" style:font-weight-complex="bold" style:text-overline-style="none" style:text-overline-color="#ef413d"/>
    </style:style>
    <style:style style:name="T2" style:family="text">
      <style:text-properties fo:color="#ffffff" style:text-outline="false" style:font-name="DejaVu Serif" fo:font-size="60pt" fo:font-style="normal" fo:font-weight="bold" style:font-size-asian="60pt" style:font-size-complex="60pt" style:text-overline-style="none" style:text-overline-color="#ef413d"/>
    </style:style>
    <style:style style:name="T3" style:family="text">
      <style:text-properties fo:color="#ffffff" style:font-name="DejaVu Serif" fo:font-size="14pt" style:font-size-asian="14pt" style:font-size-complex="14pt"/>
    </style:style>
    <style:style style:name="T4" style:family="text">
      <style:text-properties fo:color="#ffffff" style:font-name="DejaV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797cm" svg:height="2.736cm" svg:x="0.575cm" svg:y="11.584cm">
          <draw:text-box>
            <text:p text:style-name="P1"><text:span text:style-name="T1">L</text:span><text:span text:style-name="T2">ib</text:span><text:span text:style-name="T2">reb</text:span><text:span text:style-name="T2">oot</text:span><text:span text:style-name="T2"><text:tab/></text:span><text:span text:style-name="T3">https://libreboo</text:span><text:span text:style-name="T3">t.org</text:span></text:p>
          </draw:text-box>
        </draw:frame>
        <draw:frame draw:style-name="gr2" draw:text-style-name="P3" draw:layer="layout" svg:width="0.001cm" svg:height="0.001cm" svg:x="14.078cm" svg:y="8.785cm">
          <draw:image xlink:href="Pictures/10009DB4000000000000000003D255BB00CBD16C.svg" xlink:type="simple" xlink:show="embed" xlink:actuate="onLoad">
            <text:p/>
          </draw:image>
        </draw:frame>
        <draw:frame draw:style-name="gr3" draw:text-style-name="P3" draw:layer="layout" svg:width="0.001cm" svg:height="0.001cm" svg:x="14.057cm" svg:y="8.785cm">
          <draw:image xlink:href="Pictures/10009DB4000000000000000003D255BB00CBD16C.svg" xlink:type="simple" xlink:show="embed" xlink:actuate="onLoad">
            <text:p/>
          </draw:image>
        </draw:frame>
        <draw:frame draw:style-name="gr4" draw:text-style-name="P4" draw:layer="layout" svg:width="3.937cm" svg:height="3.937cm" svg:x="19.627cm" svg:y="10.238cm">
          <draw:image xlink:href="Pictures/1000246800001F5A00001F5A46F2CF59AC77E56C.svg" xlink:type="simple" xlink:show="embed" xlink:actuate="onLoad">
            <text:p/>
          </draw:image>
          <draw:image xlink:href="Pictures/100002010000012F0000012F5E21EB1741AECE3F.png" xlink:type="simple" xlink:show="embed" xlink:actuate="onLoad"/>
        </draw:frame>
        <draw:frame draw:style-name="gr5" draw:text-style-name="P6" draw:layer="layout" svg:width="4.572cm" svg:height="1.161cm" svg:x="0.678cm" svg:y="10.81cm">
          <draw:text-box>
            <text:p text:style-name="P5"><text:span text:style-name="T4">Powered 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TeXGyreAdventor" svg:font-family="TeXGyreAdventor" style:font-pitch="variable"/>
    <style:font-face style:name="TeXGyreHeros" svg:font-family="TeXGyreHero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" draw:style="linear" draw:start-color="#000000" draw:end-color="#3f3fb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imbus Sans L1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4:14:46.298062403</meta:creation-date>
    <dc:date>2018-12-19T18:54:09.189678358</dc:date>
    <meta:editing-duration>PT1H50S</meta:editing-duration>
    <meta:editing-cycles>21</meta:editing-cycles>
    <meta:generator>LibreOffice/5.4.7.2$Linux_X86_64 LibreOffice_project/40m0$Build-2</meta:generator>
    <meta:document-statistic meta:object-count="5"/>
  </office:meta>
</office:document-meta>
</file>